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87d1d1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87d1d1" fo:border-left="none" fo:border-right="none" fo:border-top="0.06pt solid #000000"/>
    </style:style>
    <style:style style:name="ce6" style:family="table-cell" style:parent-style-name="Default">
      <style:table-cell-properties fo:background-color="#87d1d1"/>
    </style:style>
    <style:style style:name="ce7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87d1d1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fff2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>
            <text:p>Update just corner cells to regenerate the 9x9 grid</text:p>
          </table:table-cell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AVERAGE([.C3];[.D4];[.E3])" office:value-type="float" office:value="37.6018518518518" calcext:value-type="float">
            <text:p>37.6018518518518</text:p>
          </table:table-cell>
          <table:table-cell table:style-name="ce5" table:formula="of:=AVERAGE([.C3];[.E5];[.G3])" office:value-type="float" office:value="51.5555555555556" calcext:value-type="float">
            <text:p>51.5555555555556</text:p>
          </table:table-cell>
          <table:table-cell table:style-name="ce5" table:formula="of:=AVERAGE([.E3];[.F4];[.G3])" office:value-type="float" office:value="63.3252314814815" calcext:value-type="float">
            <text:p>63.3252314814815</text:p>
          </table:table-cell>
          <table:table-cell table:style-name="ce5" table:formula="of:=AVERAGE([.C3];[.G7];[.K3])" office:value-type="float" office:value="66.3333333333333" calcext:value-type="float">
            <text:p>66.3333333333333</text:p>
          </table:table-cell>
          <table:table-cell table:style-name="ce5" table:formula="of:=AVERAGE([.G3];[.H4];[.I3])" office:value-type="float" office:value="75.0474537037037" calcext:value-type="float">
            <text:p>75.0474537037037</text:p>
          </table:table-cell>
          <table:table-cell table:style-name="ce5" table:formula="of:=AVERAGE([.G3];[.I5];[.K3])" office:value-type="float" office:value="76.3888888888889" calcext:value-type="float">
            <text:p>76.3888888888889</text:p>
          </table:table-cell>
          <table:table-cell table:style-name="ce5" table:formula="of:=AVERAGE([.I3];[.J4];[.K3])" office:value-type="float" office:value="75.7824074074074" calcext:value-type="float">
            <text:p>75.7824074074074</text:p>
          </table:table-cell>
          <table:table-cell table:style-name="ce8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.C3];[.C5];[.D4])" office:value-type="float" office:value="43.4537037037037" calcext:value-type="float">
            <text:p>43.4537037037037</text:p>
          </table:table-cell>
          <table:table-cell table:formula="of:=AVERAGE([.C3];[.E3];[.E5];[.C5])" office:value-type="float" office:value="52.25" calcext:value-type="float">
            <text:p>52.25</text:p>
          </table:table-cell>
          <table:table-cell table:formula="of:=AVERAGE([.E3];[.D4];[.E5];[.F4])" office:value-type="float" office:value="63.8064236111111" calcext:value-type="float">
            <text:p>63.8064236111111</text:p>
          </table:table-cell>
          <table:table-cell table:formula="of:=AVERAGE([.E3];[.G3];[.G5];[.E5])" office:value-type="float" office:value="72.0868055555556" calcext:value-type="float">
            <text:p>72.0868055555556</text:p>
          </table:table-cell>
          <table:table-cell table:formula="of:=AVERAGE([.G3];[.F4];[.G5];[.H4])" office:value-type="float" office:value="77.9913194444444" calcext:value-type="float">
            <text:p>77.9913194444444</text:p>
          </table:table-cell>
          <table:table-cell table:formula="of:=AVERAGE([.G3];[.I3];[.I5];[.G5])" office:value-type="float" office:value="82.4201388888889" calcext:value-type="float">
            <text:p>82.4201388888889</text:p>
          </table:table-cell>
          <table:table-cell table:formula="of:=AVERAGE([.I3];[.H4];[.I5];[.J4])" office:value-type="float" office:value="84.6501736111111" calcext:value-type="float">
            <text:p>84.6501736111111</text:p>
          </table:table-cell>
          <table:table-cell table:formula="of:=AVERAGE([.I3];[.K3];[.K5];[.I5])" office:value-type="float" office:value="83.9583333333333" calcext:value-type="float">
            <text:p>83.9583333333333</text:p>
          </table:table-cell>
          <table:table-cell table:formula="of:=AVERAGE([.K3];[.J4];[.K5])" office:value-type="float" office:value="82.5231481481481" calcext:value-type="float">
            <text:p>82.52314814814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.C3];[.E5];[.C7])" office:value-type="float" office:value="69.1111111111111" calcext:value-type="float">
            <text:p>69.1111111111111</text:p>
          </table:table-cell>
          <table:table-cell table:formula="of:=AVERAGE([.D4];[.C5];[.D6];[.E5])" office:value-type="float" office:value="74.4357638888889" calcext:value-type="float">
            <text:p>74.4357638888889</text:p>
          </table:table-cell>
          <table:table-cell table:formula="of:=AVERAGE([.C3];[.G3];[.G7];[.C7])" office:value-type="float" office:value="79.3333333333333" calcext:value-type="float">
            <text:p>79.3333333333333</text:p>
          </table:table-cell>
          <table:table-cell table:formula="of:=AVERAGE([.F4];[.E5];[.F6];[.G5])" office:value-type="float" office:value="86.5243055555556" calcext:value-type="float">
            <text:p>86.5243055555556</text:p>
          </table:table-cell>
          <table:table-cell table:formula="of:=AVERAGE([.G3];[.I5];[.G7];[.E5])" office:value-type="float" office:value="91.125" calcext:value-type="float">
            <text:p>91.125</text:p>
          </table:table-cell>
          <table:table-cell table:formula="of:=AVERAGE([.H4];[.G5];[.H6];[.I5])" office:value-type="float" office:value="94.5451388888889" calcext:value-type="float">
            <text:p>94.5451388888889</text:p>
          </table:table-cell>
          <table:table-cell table:formula="of:=AVERAGE([.G3];[.K3];[.K7];[.G7])" office:value-type="float" office:value="95.8333333333333" calcext:value-type="float">
            <text:p>95.8333333333333</text:p>
          </table:table-cell>
          <table:table-cell table:formula="of:=AVERAGE([.J4];[.I5];[.J6];[.K5])" office:value-type="float" office:value="96.8940972222222" calcext:value-type="float">
            <text:p>96.8940972222222</text:p>
          </table:table-cell>
          <table:table-cell table:formula="of:=AVERAGE([.K3];[.I5];[.K7])" office:value-type="float" office:value="96.6111111111111" calcext:value-type="float">
            <text:p>96.61111111111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([.C5];[.C7];[.D6])" office:value-type="float" office:value="95.0532407407407" calcext:value-type="float">
            <text:p>95.0532407407407</text:p>
          </table:table-cell>
          <table:table-cell table:formula="of:=AVERAGE([.C5];[.E5];[.E7];[.C7])" office:value-type="float" office:value="97.0486111111111" calcext:value-type="float">
            <text:p>97.0486111111111</text:p>
          </table:table-cell>
          <table:table-cell table:formula="of:=AVERAGE([.E5];[.D6];[.E7];[.F6])" office:value-type="float" office:value="100.171006944444" calcext:value-type="float">
            <text:p>100.171006944444</text:p>
          </table:table-cell>
          <table:table-cell table:formula="of:=AVERAGE([.E5];[.G5];[.G7];[.E7])" office:value-type="float" office:value="103.552083333333" calcext:value-type="float">
            <text:p>103.552083333333</text:p>
          </table:table-cell>
          <table:table-cell table:formula="of:=AVERAGE([.G5];[.F6];[.G7];[.H6])" office:value-type="float" office:value="106.619791666667" calcext:value-type="float">
            <text:p>106.619791666667</text:p>
          </table:table-cell>
          <table:table-cell table:formula="of:=AVERAGE([.G5];[.I5];[.I7];[.G7])" office:value-type="float" office:value="108.802083333333" calcext:value-type="float">
            <text:p>108.802083333333</text:p>
          </table:table-cell>
          <table:table-cell table:formula="of:=AVERAGE([.I5];[.H6];[.I7];[.J6])" office:value-type="float" office:value="110.264756944444" calcext:value-type="float">
            <text:p>110.264756944444</text:p>
          </table:table-cell>
          <table:table-cell table:formula="of:=AVERAGE([.I5];[.K5];[.K7];[.I7])" office:value-type="float" office:value="111.173611111111" calcext:value-type="float">
            <text:p>111.173611111111</text:p>
          </table:table-cell>
          <table:table-cell table:formula="of:=AVERAGE([.K5];[.J6];[.K7])" office:value-type="float" office:value="111.594907407407" calcext:value-type="float">
            <text:p>111.5949074074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.C3];[.G7];[.C11])" office:value-type="float" office:value="119" calcext:value-type="float">
            <text:p>119</text:p>
          </table:table-cell>
          <table:table-cell table:formula="of:=AVERAGE([.D6];[.C7];[.D8];[.E7])" office:value-type="float" office:value="119.822916666667" calcext:value-type="float">
            <text:p>119.822916666667</text:p>
          </table:table-cell>
          <table:table-cell table:formula="of:=AVERAGE([.E5];[.G7];[.E9];[.C7])" office:value-type="float" office:value="120.75" calcext:value-type="float">
            <text:p>120.75</text:p>
          </table:table-cell>
          <table:table-cell table:formula="of:=AVERAGE([.F6];[.E7];[.F8];[.G7])" office:value-type="float" office:value="121.84375" calcext:value-type="float">
            <text:p>121.84375</text:p>
          </table:table-cell>
          <table:table-cell table:formula="of:=AVERAGE([.C3];[.K3];[.C11];[.K11])" office:value-type="float" office:value="123" calcext:value-type="float">
            <text:p>123</text:p>
          </table:table-cell>
          <table:table-cell table:formula="of:=AVERAGE([.H6];[.G7];[.H8];[.I7])" office:value-type="float" office:value="124.15625" calcext:value-type="float">
            <text:p>124.15625</text:p>
          </table:table-cell>
          <table:table-cell table:formula="of:=AVERAGE([.I5];[.K7];[.I9];[.G7])" office:value-type="float" office:value="125.25" calcext:value-type="float">
            <text:p>125.25</text:p>
          </table:table-cell>
          <table:table-cell table:formula="of:=AVERAGE([.J6];[.I7];[.J8];[.K7])" office:value-type="float" office:value="126.177083333333" calcext:value-type="float">
            <text:p>126.177083333333</text:p>
          </table:table-cell>
          <table:table-cell table:formula="of:=AVERAGE([.K3];[.G7];[.K11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VERAGE([.C7];[.C9];[.D8])" office:value-type="float" office:value="143.349537037037" calcext:value-type="float">
            <text:p>143.349537037037</text:p>
          </table:table-cell>
          <table:table-cell table:formula="of:=AVERAGE([.C7];[.E7];[.E9];[.C9])" office:value-type="float" office:value="142.493055555556" calcext:value-type="float">
            <text:p>142.493055555556</text:p>
          </table:table-cell>
          <table:table-cell table:formula="of:=AVERAGE([.E7];[.D8];[.E9];[.F8])" office:value-type="float" office:value="141.245659722222" calcext:value-type="float">
            <text:p>141.245659722222</text:p>
          </table:table-cell>
          <table:table-cell table:formula="of:=AVERAGE([.E7];[.G7];[.G9];[.E9])" office:value-type="float" office:value="140.072916666667" calcext:value-type="float">
            <text:p>140.072916666667</text:p>
          </table:table-cell>
          <table:table-cell table:formula="of:=AVERAGE([.G7];[.F8];[.G9];[.H8])" office:value-type="float" office:value="139.380208333333" calcext:value-type="float">
            <text:p>139.380208333333</text:p>
          </table:table-cell>
          <table:table-cell table:formula="of:=AVERAGE([.G7];[.I7];[.I9];[.G9])" office:value-type="float" office:value="139.572916666667" calcext:value-type="float">
            <text:p>139.572916666667</text:p>
          </table:table-cell>
          <table:table-cell table:formula="of:=AVERAGE([.I7];[.H8];[.I9];[.J8])" office:value-type="float" office:value="140.318576388889" calcext:value-type="float">
            <text:p>140.318576388889</text:p>
          </table:table-cell>
          <table:table-cell table:formula="of:=AVERAGE([.I7];[.K7];[.K9];[.I9])" office:value-type="float" office:value="141.284722222222" calcext:value-type="float">
            <text:p>141.284722222222</text:p>
          </table:table-cell>
          <table:table-cell table:formula="of:=AVERAGE([.K7];[.J8];[.K9])" office:value-type="float" office:value="142.002314814815" calcext:value-type="float">
            <text:p>142.0023148148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VERAGE([.C7];[.E9];[.C11])" office:value-type="float" office:value="168.555555555556" calcext:value-type="float">
            <text:p>168.555555555556</text:p>
          </table:table-cell>
          <table:table-cell table:formula="of:=AVERAGE([.D8];[.C9];[.D10];[.E9])" office:value-type="float" office:value="164.678819444444" calcext:value-type="float">
            <text:p>164.678819444444</text:p>
          </table:table-cell>
          <table:table-cell table:formula="of:=AVERAGE([.C7];[.G7];[.G11];[.C11])" office:value-type="float" office:value="161.666666666667" calcext:value-type="float">
            <text:p>161.666666666667</text:p>
          </table:table-cell>
          <table:table-cell table:formula="of:=AVERAGE([.F8];[.E9];[.F10];[.G9])" office:value-type="float" office:value="156.965277777778" calcext:value-type="float">
            <text:p>156.965277777778</text:p>
          </table:table-cell>
          <table:table-cell table:formula="of:=AVERAGE([.G7];[.I9];[.G11];[.E9])" office:value-type="float" office:value="154.875" calcext:value-type="float">
            <text:p>154.875</text:p>
          </table:table-cell>
          <table:table-cell table:formula="of:=AVERAGE([.H8];[.G9];[.H10];[.I9])" office:value-type="float" office:value="153.965277777778" calcext:value-type="float">
            <text:p>153.965277777778</text:p>
          </table:table-cell>
          <table:table-cell table:formula="of:=AVERAGE([.G7];[.K7];[.K11];[.G11])" office:value-type="float" office:value="155.166666666667" calcext:value-type="float">
            <text:p>155.166666666667</text:p>
          </table:table-cell>
          <table:table-cell table:formula="of:=AVERAGE([.J8];[.I9];[.J10];[.K9])" office:value-type="float" office:value="155.991319444445" calcext:value-type="float">
            <text:p>155.991319444445</text:p>
          </table:table-cell>
          <table:table-cell table:formula="of:=AVERAGE([.K7];[.I9];[.K11])" office:value-type="float" office:value="157.722222222222" calcext:value-type="float">
            <text:p>157.7222222222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VERAGE([.C9];[.C11];[.D10])" office:value-type="float" office:value="193.185185185185" calcext:value-type="float">
            <text:p>193.185185185185</text:p>
          </table:table-cell>
          <table:table-cell table:formula="of:=AVERAGE([.C9];[.E9];[.E11];[.C11])" office:value-type="float" office:value="186" calcext:value-type="float">
            <text:p>186</text:p>
          </table:table-cell>
          <table:table-cell table:formula="of:=AVERAGE([.E9];[.D10];[.E11];[.F10])" office:value-type="float" office:value="176.922743055556" calcext:value-type="float">
            <text:p>176.922743055556</text:p>
          </table:table-cell>
          <table:table-cell table:formula="of:=AVERAGE([.E9];[.G9];[.G11];[.E11])" office:value-type="float" office:value="171.246527777778" calcext:value-type="float">
            <text:p>171.246527777778</text:p>
          </table:table-cell>
          <table:table-cell table:formula="of:=AVERAGE([.G9];[.F10];[.G11];[.H10])" office:value-type="float" office:value="168.008680555556" calcext:value-type="float">
            <text:p>168.008680555556</text:p>
          </table:table-cell>
          <table:table-cell table:formula="of:=AVERAGE([.G9];[.I9];[.I11];[.G11])" office:value-type="float" office:value="166.246527777778" calcext:value-type="float">
            <text:p>166.246527777778</text:p>
          </table:table-cell>
          <table:table-cell table:formula="of:=AVERAGE([.I9];[.H10];[.I11];[.J10])" office:value-type="float" office:value="166.620659722222" calcext:value-type="float">
            <text:p>166.620659722222</text:p>
          </table:table-cell>
          <table:table-cell table:formula="of:=AVERAGE([.I9];[.K9];[.K11];[.I11])" office:value-type="float" office:value="169.791666666667" calcext:value-type="float">
            <text:p>169.791666666667</text:p>
          </table:table-cell>
          <table:table-cell table:formula="of:=AVERAGE([.K9];[.J10];[.K11])" office:value-type="float" office:value="172.837962962963" calcext:value-type="float">
            <text:p>172.8379629629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225" calcext:value-type="float">
            <text:p>225</text:p>
          </table:table-cell>
          <table:table-cell table:style-name="ce7" table:formula="of:=AVERAGE([.C11];[.D10];[.E11])" office:value-type="float" office:value="199.925925925926" calcext:value-type="float">
            <text:p>199.925925925926</text:p>
          </table:table-cell>
          <table:table-cell table:style-name="ce7" table:formula="of:=AVERAGE([.C11];[.E9];[.G11])" office:value-type="float" office:value="188.777777777778" calcext:value-type="float">
            <text:p>188.777777777778</text:p>
          </table:table-cell>
          <table:table-cell table:style-name="ce7" table:formula="of:=AVERAGE([.E11];[.F10];[.G11])" office:value-type="float" office:value="179.896990740741" calcext:value-type="float">
            <text:p>179.896990740741</text:p>
          </table:table-cell>
          <table:table-cell table:style-name="ce7" table:formula="of:=AVERAGE([.C11];[.G7];[.K11])" office:value-type="float" office:value="179.666666666667" calcext:value-type="float">
            <text:p>179.666666666667</text:p>
          </table:table-cell>
          <table:table-cell table:style-name="ce7" table:formula="of:=AVERAGE([.G11];[.H10];[.I11])" office:value-type="float" office:value="173.730324074074" calcext:value-type="float">
            <text:p>173.730324074074</text:p>
          </table:table-cell>
          <table:table-cell table:style-name="ce7" table:formula="of:=AVERAGE([.G11];[.I9];[.K11])" office:value-type="float" office:value="175.277777777778" calcext:value-type="float">
            <text:p>175.277777777778</text:p>
          </table:table-cell>
          <table:table-cell table:style-name="ce7" table:formula="of:=AVERAGE([.I11];[.J10];[.K11])" office:value-type="float" office:value="178.689814814815" calcext:value-type="float">
            <text:p>178.689814814815</text:p>
          </table:table-cell>
          <table:table-cell table:style-name="ce10" office:value-type="float" office:value="191" calcext:value-type="float">
            <text:p>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5:13:58.336431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17:22.106256886</meta:creation-date>
    <dc:date>2020-05-20T16:08:45.276985789</dc:date>
    <meta:editing-duration>PT1H34M43S</meta:editing-duration>
    <meta:editing-cycles>7</meta:editing-cycles>
    <meta:generator>LibreOffice/6.0.7.3$Linux_X86_64 LibreOffice_project/00m0$Build-3</meta:generator>
    <meta:document-statistic meta:table-count="1" meta:cell-count="100" meta:object-count="0"/>
  </office:meta>
</office:document-meta>
</file>